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ubtitle">
      <style:paragraph-properties fo:line-height="115%" fo:text-align="justify" style:justify-single-word="false"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text-properties officeooo:paragraph-rsid="00191439"/>
    </style:style>
    <style:style style:name="P5" style:family="paragraph" style:parent-style-name="Title" style:master-page-name="Standard">
      <style:paragraph-properties fo:line-height="115%" fo:text-align="justify" style:justify-single-word="false"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h.jvppanpcd81n"/>Crystal Fair</text:p>
      <text:p text:style-name="P1"><text:bookmark text:name="h.re28e3r7va69"/>Tam, gdzie dzień nie ma końca</text:p>
      <text:p text:style-name="P2">Finlandia Hall. Helsinki. Zebrany niedaleko masywnego gmachu tłum przyciąga uwagę zaniepokojonych przechodniów. Wszyscy rozmawiają, śmieją się i poznają nowe osoby. Gdzieś między nimi przemyka kilka postaci, rozdając kartki z napisem „Nie odwracaj, dopóki nie usłyszysz muzyki”. Nagle nadchodzi kolorowa grupa z Bass Cannonem, śpiewając „Smile Song”. To ekipa Bronies z Czech i Słowacji postanowiła zrobić wejście smoka. Odwracając wcześniej otrzymane kartki, każdy odnalazł tekst śpiewanej piosenki i mógł przyłączyć się do śpiewających bez obaw o to, czy pamięta jeszcze słowa. Śpiewacy porywają tłum do zabawy i zaczyna panować lekki chaos. Gdy drzwi budynku zostają otwarte, znika zamieszanie, ale nie zabawa. Konwent czas zacząć.</text:p>
      <text:p text:style-name="P2"/>
      <text:p text:style-name="P2">Ceremonię otwarcia, która odbywała się w głównej sali, poprowadził Oskar „Insomnia” Westerlund – główny organizator. Na początku dość typowy przebieg takich wystąpień, czyli przywitanie uczestników, garść informacji i szczypta zasad bezpieczeństwa. Następnie na scenę zostali zaproszeni goście honorowi: Anneli Heed, Tabitha St. Germain i Daniel Ingram (przedstawienie osób, jak i informacji udzielonych w wywiadach są na ** stronie w ramkach). Już na starcie padło kilka pytań i odpowiedzi. Tabitha miała do ogłoszenia dla uczestników „The con will last forever” głosem Nightmare Moon, Daniel, gdy otrzymał zaproszenie, był zaskoczony, że w Finlandii są Bronies, a Anneli w fandomie najbardziej podoba się jego otwartość, gdzie nie ma znaczenia kim jesteś – wystarczy, że lubisz kucyki. Oczywiście konwent potrzebował jakiegoś symbolicznego otwarcia. Tę rolę miała spełnić Kryształowa Skrzydłówka, która wystąpiła w 1 odcinku 3 sezonu. Zaszczytu zagrania na niej dostąpiła Anneli i o ile instrument w ogóle nie przypominał z wyglądu serialowego oryginału, to kakofonia dzięków, jaką z siebie wydobył bardzo dobrze przypominała grę Pinkie Pie.</text:p>
      <text:p text:style-name="P2"/>
      <text:p text:style-name="P2">Po opuszczeniu sali przyszedł czas na zapoznanie się z Finlandia Hall i atrakcjami, jakie miało do zaoferowania Crystal Fair. Na pierwszy ogień poszły stoiska sprzedawców oraz stolik organizatorów, na którym mieliśmy do odbioru fanty. Stoiska zawierały cały przekrój asortymentu: od oficjalnych po fandomowe, od powszechnych po unikatowe, od tanich po absurdalnie drogie. A wśród nich były arty, plakaty, pluszaki, figurki, torby, płyty, szklanki pudełka i wiele, wiele innych. Osobiście nic nie kupiłem, ale ilość wizytówek, które zabrałem ze sobą do Polski jest dość znaczna. Oczywiście znalazły się także przedmioty niezwiązane z MLP i fandomem. Tutaj na wyróżnienie zasługuje koszulka z Jezusem surfującym na desce. </text:p>
      <text:p text:style-name="P2"/>
      <text:p text:style-name="P2">Gdy zakończyła się wyprawa po stoiskach, należało się zapoznać z główną propozycją konwentu, czyli panelami. Na pierwszy ogień poszedł wywiad z Anneli Heed, jednak ku naszemu małemu zaskoczeniu, pytania o kucyki i dubbing były tylko niewielkim dodatkiem do całości, a nie sednem prowadzonego dialogu. Kolejnym elementem całodziennego maratonu była prezentacja gry Breach of Harmony, która należy do gatunku MOBA. Sama gra jest w wersji pre-alpha i pozostaje niedostępna dla szerszej publiczności, ale może uda się ją przybliżyć w którymś z przyszłych numerów. Potem przyszedł czas na <text:s/>panel „Philosophy of the Ponies”. I pewnie był ciekawy, ale ciepły i spokojny głos prowadzącego działał skuteczniej od Flaterszajowej kołysanki i już wkrótce straciłem zdolność rozumienia angielskiego oraz logicznego myślenia. Jedyne na czym się skupiałem, to żeby nie zasnąć. <text:soft-page-break/>Następnym punktem programu była dyskusja z muzykami fandomowymi, na której wystąpili: Bronyfied, SimGretina, TeiThePony, Twitch oraz trzech członków Przewalski’s Ponies – Andy Feelin, dəep i Max Falk. Sama rozmowa zawierała wiele pytań, od tych najbardziej podstawowych „jak zacząć”, poprzez te bardziej zaawansowane „jakich programów i wtyczek używacie”, kończąc na ciekawostkach z ich prywatnego życia. Dowiedzieliśmy się dzięki temu, że np. Bronyfied chciałby nauczyć się gry na banjo, a SimGretina szuka inspiracji pod prysznicem. Dzień zamknął wywiad z Danielem Ingramem. Jego forma była analogiczna co do tego samego wydarzenia z Anneli Heed i właśnie wtedy też się do niej przekonałem w 100%. Bardzo ogólna forma rozmowy, bez męczenia gości, pozwoliła na dowiedzenie się wielu ciekawostek z ich życia prywatnego. Uprzedzając fakty, najwięcej interesujących rzeczy dowiedzieliśmy się o Tabithy St. Germain, której chyba najbardziej odpowiadał fakt, że nie będziemy jej zamęczać tylko pytaniami o kucyki. Wracając zaś do Daniela, podczas wywiadu uchylił rąbka tajemnicy na temat nadchodzącego piątego sezonu. Po powrocie do hotelu narodził się pomysł, by podesłać te wiadomości do Kredke, co uczynił Likaon. Zainteresowanie, jakie wzbudziła ta notka na FGE, było prawdziwym motywatorem, aby zebrać nowe materiały do publikacji.</text:p>
      <text:p text:style-name="P2"/>
      <text:p text:style-name="P2">Kolejny dzień otworzył panel z Tabithą, czyli głosem Luny, Rarity, Granny Smith, Derpy i wielu innych postaci. Jednak z charakteru jest to wcielenie Pinkie Pie, szczególnie że zaskoczeniem dla nas był jej wiek. Damy się wprawdzie o takie rzeczy nie pyta, ale na zdjęciu, które było na stronie konwentu wyglądała dużo młodziej. Kolejnym punktem programu była sesja zdjęciowa z nią oraz Anneli, podczas której doszło do przezabawnego dialogu.</text:p>
      <text:p text:style-name="P2">Tabitha – Hi! What’s your name?</text:p>
      <text:p text:style-name="P2">Macter – Maciek.</text:p>
      <text:p text:style-name="P2">T – Magic? Your real name is Magic!?</text:p>
      <text:p text:style-name="P2">M – No, Maciek. This is a Polish name.</text:p>
      <text:p text:style-name="P2">T – Maciek, hmm… Friendship is Maciek!</text:p>
      <text:p text:style-name="P2">Następnie przyszedł czas na autografy rozdawane przez gości honorowych. Kolejka do pokoju, gdzie je rozdawali była naprawdę długa, dlatego ominął nas konkurs Cosplay, choć mieliśmy na niego dużą chrapkę, gdyż przez cały konwent mogliśmy oglądać przeogromne ilości świetnych kostiumów. Dwie osoby, które występowały w epickich przebraniach, udało nam się lepiej poznać dzięki Dale’owi, naszemu współlokatorowi (ten to umiał się zakręcić). Były to Nita w galowej sukni Rainbow Dash i jej siostra Noora w kreacji Twilight Sparkle. Dziewczyny, jesteście wspaniałe i jeszcze raz dzięki za muffinki. Rywalizacja na polu strojów nawiązujących do MLP nie była jedyną atrakcją dla osób spragnionych współzawodnictwa. Organizatorzy przygotowali dla wszystkich zawody w „rzucie żoną”, czyli księżniczką Cadance. Zasady były bardzo proste: kto dorzuci maskotką bliżej Kryształowego Serca, wygrywa. W międzyczasie trwała lekcja pt. „Jak tworzyć muzykę elektroniczną”, którą prowadził Twitch, SimGretina, TeiThePony, HMage, Lavender Harmony i RainbowCrash88. Wnioski po tym były dwa: HMage to mistrz lakonicznych odpowiedzi, a Twitch nie wie, co robi. Ostatnim punktem programu tego dnia w Finlandia Hall było czytanie różnych opowiadań i bajek przez Anneli, Tabithę oraz EileMonty. Tego nie da się opisać – tam trzeba było być, bo kto by się spodziewał, że zwykły „Czerwony Kapturek” może wywołać ból przepony.</text:p>
      <text:p text:style-name="P2"/>
      <text:p text:style-name="P2">Drzwi budynku zostały zamknięte, ale to nie oznaczało końca atrakcji tego dnia, ponieważ czekało nas jeszcze „Operation PON3”, czyli impreza do późnych godzin przy koncertach <text:soft-page-break/>muzyków fandomowych. Sam lokal był fajnie podzielony – całość imprezy działa się na parterze, a na balkon, który dawał dobry widok na scenę i parkiet przed nią, wpuszczano tylko po okazaniu dowodu tożsamości, gdyż znajdował się tam też bar serwujący cydr (i nie tylko). Zabawę otworzył występ Przewalski’s Ponies, nakręcając całą zgromadzoną publikę. Na koniec spektaklu jaki zafundowali, w tłum poleciały pałeczki perkusisty, a jedną z nich dzięki pracy zespołowej zdobyliśmy – Likaon przyjął ją przedramieniem, a ja wyłowiłem ją na podłodze spośród nóg tłumu. Potem na podwyższenie wkroczyła EileMonty, wykonując swoje najbardziej znane utwory. Gdy zakończyła występ, rozpoczęły się przygotowania osprzętu potrzebnego dla muzyków wykonujących wszystkie odmiany muzyki elektronicznej. Ta chwila przerwy była doskonałą okazją do ugaszenia pragnienia. Gdy w końcu wylądował przede mną upragniony napój bogów, na scenie pojawiła się niezapowiedziana niespodzianka – Anneli Heed i Daniel Ingram z gitarą, na której zaczął grać „You’ll play your part”. Wybór mógł być tylko jeden – życiowy rekord w zerowaniu złotego trunku i powrót pod scenę. Nie była to jednak jedyna okazja do oglądania Daniela w akcji tego wieczoru. Podczas występu RainbowCrash88 wskoczył na scenę, by dołączyć się do śpiewania „Smile Song”. Niestety nie jestem w stanie ocenić jak śpiewał (zgadnijcie czemu). Następnie zaprezentowali się HMage, TeiThePony, Twitch, a imprezę zamknął Lavender Harmony około 1:30. Podczas powrotu była okazja obcować z niezwykłym zjawiskiem, które zdążyło nam już spowszednieć, czyli białą nocą, gdy zmierzch płynnie przechodzi w jutrzenkę i na zewnątrz jest ciągle jasno.</text:p>
      <text:p text:style-name="P2"/>
      <text:p text:style-name="P2">Ostatni dzień konwentu rozpoczął się dla nas kolejnym wywiadem z Danielem, gdzie skupiono się już tylko na jego pracy i tym jak w praktyce wygląda komponowanie utworów oraz piosenek do serialu animowanego. Następna w kolejce była sesja pytań do gości honorowych. Po przerwie spóźniliśmy się na aukcję charytatywną, na którą już nie wpuszczano osób, ale dowiedzieliśmy się, że zebrano 2480€. Potem została już tylko ceremonia zamknięcia, którą poprowadził Oskar. Podczas niej goście rozdali nagrody za konkurs Cosplay. Następnie na scenę zostali zaproszeni przedstawiciele wszystkich grup wolontariuszy. Otrzymali gorące brawa, bo to właśnie dzięki ich pracy te trzy dni przebiegły bez najmniejszych problemów, a my zabieraliśmy ze sobą tylko dobre wspomnienia. I tak jak symbolicznego otwarcia dokonał instrument, tak ta sama skrzydłówka zamknęła całość. Zaszczytu zadęcia w nią dostąpił Daniel. Nam zaś został powrót do hotelu i przygotowanie wpisu na FGE. Następnego dnia pożegnaliśmy nowych znajomych i odlecieliśmy z tego niezwykłego miejsca.</text:p>
      <text:p text:style-name="P2"/>
      <text:p text:style-name="P2">Teraz, już z perspektywy czasu i odległości, przyszedł czas na podsumowanie wszystkiego. Sam konwent był świetnie przygotowany. Wszyscy byli życzliwi i, gdy tego wymagała potrzeba, bardzo pomocni. Fajnym pomysłem było wykorzystanie rozwieszonych po całym obiekcie telewizorów, które prezentowały ze strony informacje takie jak: program, opis trwających i najbliższych paneli oraz plan budynku. Dodatkowo na dole przewijały się Tweety z tagiem #CrystalFair, które też były bardzo dobrym źródłem informacji, co spontanicznego się akurat dzieje. Na pochwałę zasługuje też wersja mobilna strony crystalfair.fi, która była ekstremalnie przydatna, tym bardziej, że w ciągu pierwszych 0,5 h wyparowały wszystkie przygotowane programy. Co zaś można powiedzieć o samych gospodarzach? Cóż, mamy stereotypy o Niemcach, Anglikach i innych narodach, które nieraz się potwierdzają. Lecąc na północ, nie znałem żadnego stereotypu o ludziach tam mieszkających. Po powrocie mogę stwierdzić, że dalej takowych nie posiadam, ponieważ Finowie wydali mi się najbardziej „ludzcy”. Są otwarci, potrafią się cieszyć małymi rzeczami, <text:soft-page-break/>ale także nie mają jakichś oporów, aby powiedzieć co ich boli i co im przeszkadza. Same zaś Helsinki to niezwykłe miasto, które udało nam się całkiem nieźle poznać, ponieważ nasz pobyt nie zamknął się tylko w dniach konwentowych. To już jednak nie jest opowieść do artykułu, ale do wysłuchania zgodnie ze starą tradycją, za kufel dobrego trunku w karczmie. Wtedy śmiałek, który potrząśnie sakiewką zostanie przez nas uraczony historią o miejscu, gdzie dzień się nie kończy, a wszytko jest VALID.</text:p>
      <text:p text:style-name="P2"/>
      <text:p text:style-name="P2"/>
      <text:p text:style-name="P2">Anneli Heed – Szwedzka aktorka dubbingowa i stand-uperka. Sama przyznała, że od zawsze określała siebie jako „Troll kid”. Od małego naśladowała głosy i dźwięki, robiąc z tego powodu żarty, np. udawała gadającą papugę w sklepie zoologicznym, wpędzając w konsternację zarówno klientów, jak i sprzedawców. Pracuje w radiu jako prezenterka. W serialu podkładała głos pod szwedzkie postacie Spitfire, Spike’a, Sweetie Belle i wielu innych. Jako jej pierwszy kontakt z fandomem można uznać zaproszenie na Galacon w 2012 roku. Lubi czytać książki i pić herbatę. Jako kucyk chciałaby zostać pegazem. </text:p>
      <text:p text:style-name="P2"/>
      <text:p text:style-name="P2">Tabitha St. Germain – Aktorka filmowa i dubbingowa. Dorastała w Południowej Afryce i już wtedy słuchała bardzo dużo radia. Wtedy też spodobała się jej praca głosem i już od małego zaczęła się uczyć w tej dziedzinie. Pierwszym jej występem było podłożenie głosu pod postacie Ewoków w serialu animowanym „Gwiezdne Wojny: Ewoki”. W MLP jest głosem Rarity, Luny, Derpy Hooves, Granny Smith i wielu innych postaci, również w poprzednich generacjach. Jej pierwsze spotkanie z Bronym miało miejsce jeszcze przez premierą 4 generacji MLP, kiedy to przypadkowo poznała syna jednej z aktorek podkładających głos do kucyków z poprzednich generacji. Chłopak zaskoczył ją stwierdzeniem, że lubi oglądać MLP. Osobom, które chciałyby zacząć karierę aktora głosowego poleca nie czekać, tylko nagrać się na czymkolwiek i pochwalić światu, a we własnych ćwiczeniach stosować metodę małych kroków. Ulubioną rolą, jaką zagrała, był ołówek z „Trouble Chocolate”. Lubi ogród i kwiaty oraz oglądanie filmów, w szczególności Kung-Fu i Sci-Fi. W Equestrii zostałaby kucykiem ziemnym.</text:p>
      <text:p text:style-name="P2"/>
      <text:p text:style-name="P2">Daniel Ingram – Jako dziecko chciał zostać animatorem, ale rodzice nie widzieli przyszłości w tym zawodzie, dlatego postanowił zająć się muzyką. Pierwszy utwór skomponował w wieku 15-16 lat. W Hasbro zajmuje się komponowaniem muzyki i piosenek do kilku seriali. Każdą piosenkę, jaką napisał uważa za kompletną i nie chce w niej nic poprawiać, chociaż cały czas stawia sobie nowe wymagania. Pierwszy kontakt z fanami miał, gdy opublikował na YouTube utwór „Winter Wrap Up” i zamiast tradycyjnych dwóch, miał tysiące odtworzeń. Zawodowo chciałby pracować przy jednym z filmów Disney’a. Prywatnie postanowił wystartować w najnowszej edycji „MasterChef: Kanada”. Spośród trzech ras kucyków, wybrałby jednorożca.</text:p>
      <text:p text:style-name="P2"/>
      <text:p text:style-name="P2"/>
      <text:p text:style-name="P2">zdjęcia z których będę między innymi korzystał <text:a xlink:type="simple" xlink:href="https://plus.google.com/events/gallery/chp7342b5aptlpitthcrlfrlcbc" text:style-name="Internet_20_link" text:visited-style-name="Visited_20_Internet_20_Link">https</text:a><text:a xlink:type="simple" xlink:href="https://plus.google.com/events/gallery/chp7342b5aptlpitthcrlfrlcbc" text:style-name="Internet_20_link" text:visited-style-name="Visited_20_Internet_20_Link">://</text:a><text:a xlink:type="simple" xlink:href="https://plus.google.com/events/gallery/chp7342b5aptlpitthcrlfrlcbc" text:style-name="Internet_20_link" text:visited-style-name="Visited_20_Internet_20_Link">plus</text:a><text:a xlink:type="simple" xlink:href="https://plus.google.com/events/gallery/chp7342b5aptlpitthcrlfrlcbc" text:style-name="Internet_20_link" text:visited-style-name="Visited_20_Internet_20_Link">.</text:a><text:a xlink:type="simple" xlink:href="https://plus.google.com/events/gallery/chp7342b5aptlpitthcrlfrlcbc" text:style-name="Internet_20_link" text:visited-style-name="Visited_20_Internet_20_Link">google</text:a><text:a xlink:type="simple" xlink:href="https://plus.google.com/events/gallery/chp7342b5aptlpitthcrlfrlcbc" text:style-name="Internet_20_link" text:visited-style-name="Visited_20_Internet_20_Link">.</text:a><text:a xlink:type="simple" xlink:href="https://plus.google.com/events/gallery/chp7342b5aptlpitthcrlfrlcbc" text:style-name="Internet_20_link" text:visited-style-name="Visited_20_Internet_20_Link">com</text:a><text:a xlink:type="simple" xlink:href="https://plus.google.com/events/gallery/chp7342b5aptlpitthcrlfrlcbc" text:style-name="Internet_20_link" text:visited-style-name="Visited_20_Internet_20_Link">/</text:a><text:a xlink:type="simple" xlink:href="https://plus.google.com/events/gallery/chp7342b5aptlpitthcrlfrlcbc" text:style-name="Internet_20_link" text:visited-style-name="Visited_20_Internet_20_Link">events</text:a><text:a xlink:type="simple" xlink:href="https://plus.google.com/events/gallery/chp7342b5aptlpitthcrlfrlcbc" text:style-name="Internet_20_link" text:visited-style-name="Visited_20_Internet_20_Link">/</text:a><text:a xlink:type="simple" xlink:href="https://plus.google.com/events/gallery/chp7342b5aptlpitthcrlfrlcbc" text:style-name="Internet_20_link" text:visited-style-name="Visited_20_Internet_20_Link">gallery</text:a><text:a xlink:type="simple" xlink:href="https://plus.google.com/events/gallery/chp7342b5aptlpitthcrlfrlcbc" text:style-name="Internet_20_link" text:visited-style-name="Visited_20_Internet_20_Link">/</text:a><text:a xlink:type="simple" xlink:href="https://plus.google.com/events/gallery/chp7342b5aptlpitthcrlfrlcbc" text:style-name="Internet_20_link" text:visited-style-name="Visited_20_Internet_20_Link">chp</text:a><text:a xlink:type="simple" xlink:href="https://plus.google.com/events/gallery/chp7342b5aptlpitthcrlfrlcbc" text:style-name="Internet_20_link" text:visited-style-name="Visited_20_Internet_20_Link">7342</text:a><text:a xlink:type="simple" xlink:href="https://plus.google.com/events/gallery/chp7342b5aptlpitthcrlfrlcbc" text:style-name="Internet_20_link" text:visited-style-name="Visited_20_Internet_20_Link">b</text:a><text:a xlink:type="simple" xlink:href="https://plus.google.com/events/gallery/chp7342b5aptlpitthcrlfrlcbc" text:style-name="Internet_20_link" text:visited-style-name="Visited_20_Internet_20_Link">5</text:a><text:a xlink:type="simple" xlink:href="https://plus.google.com/events/gallery/chp7342b5aptlpitthcrlfrlcbc" text:style-name="Internet_20_link" text:visited-style-name="Visited_20_Internet_20_Link">aptlpitthcrlfrlcbc</text:a> (dla lepszego zrozumienia, opis chronologiczny poniżej)</text:p>
      <text:p text:style-name="P2"/>
      <text:p text:style-name="P2">Ceremonia otwarcia – 17 </text:p>
      <text:p text:style-name="P2">Wywiad z Anneli Heed – 43</text:p>
      <text:p text:style-name="P2">Breach of Harmony – 48</text:p>
      <text:p text:style-name="P2"><text:soft-page-break/>Panel z muzykami – 53</text:p>
      <text:p text:style-name="P2">Wywiad z Danielem Ingramem nr 1 – 65</text:p>
      <text:p text:style-name="P2">Wywiad z Tabitha St. Germain – 75</text:p>
      <text:p text:style-name="P2">Rzut żoną – 94</text:p>
      <text:p text:style-name="P2">Lekcja o muzyce elektronicznej – 108</text:p>
      <text:p text:style-name="P2">Czytanie bajek – 116</text:p>
      <text:p text:style-name="P2">Operation: PON3 – 126</text:p>
      <text:p text:style-name="P2">Wywiad z Danielem nr 2 – 137</text:p>
      <text:p text:style-name="P2">Q&amp;A – 142</text:p>
      <text:p text:style-name="P2">Ceremonia zamknięcia – 1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1-06T02:58:23.806000000</dc:date>
    <meta:editing-duration>PT1H39M14S</meta:editing-duration>
    <meta:document-statistic meta:table-count="0" meta:image-count="0" meta:object-count="0" meta:page-count="5" meta:paragraph-count="33" meta:word-count="2041" meta:character-count="14166" meta:non-whitespace-character-count="12125"/>
  </office:meta>
</office:document-meta>
</file>